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7cf5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rsid="00070928" officeooo:paragraph-rsid="00070928" style:font-size-asian="15pt" style:font-size-complex="15pt"/>
    </style:style>
    <style:style style:name="T1" style:family="text">
      <style:text-properties fo:color="#7f0055" loext:opacity="100%" style:font-name="Monospace" fo:font-size="10pt" fo:font-weight="bold" style:font-size-asian="10pt" style:font-weight-asian="bold"/>
    </style:style>
    <style:style style:name="T2" style:family="text">
      <style:text-properties fo:color="#7f0055" loext:opacity="100%" style:font-name="Monospace" fo:font-size="10pt" fo:font-weight="bold" officeooo:rsid="0007cf5d" style:font-size-asian="10pt" style:font-weight-asian="bold"/>
    </style:style>
    <style:style style:name="T3" style:family="text">
      <style:text-properties fo:color="#7f0055" loext:opacity="100%" style:font-name="Monospace" fo:font-size="10pt" fo:font-weight="bold" officeooo:rsid="0008741c" style:font-size-asian="10pt" style:font-weight-asian="bold"/>
    </style:style>
    <style:style style:name="T4" style:family="text">
      <style:text-properties fo:color="#7f0055" loext:opacity="100%" style:font-name="Monospace" fo:font-weight="bold" style:font-weight-asian="bold"/>
    </style:style>
    <style:style style:name="T5" style:family="text">
      <style:text-properties fo:color="#000000" loext:opacity="100%" style:font-name="Monospace" fo:font-size="10pt" style:font-size-asian="10pt"/>
    </style:style>
    <style:style style:name="T6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000000" loext:opacity="100%" style:font-name="Monospace" fo:font-size="10pt" fo:background-color="#d4d4d4" loext:char-shading-value="0" style:font-size-asian="10pt"/>
    </style:style>
    <style:style style:name="T8" style:family="text">
      <style:text-properties fo:color="#6a3e3e" loext:opacity="100%" style:font-name="Monospace" fo:font-size="10pt" style:font-size-asian="10pt"/>
    </style:style>
    <style:style style:name="T9" style:family="text">
      <style:text-properties fo:color="#6a3e3e" loext:opacity="100%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11" style:family="text">
      <style:text-properties fo:color="#0000c0" loext:opacity="100%" style:font-name="Monospace" fo:font-size="10pt" style:font-size-asian="10pt"/>
    </style:style>
    <style:style style:name="T12" style:family="text">
      <style:text-properties fo:color="#0000c0" loext:opacity="100%" style:font-name="Monospace" fo:font-size="10pt" fo:background-color="#f0d8a8" loext:char-shading-value="0" style:font-size-asian="10pt"/>
    </style:style>
    <style:style style:name="T13" style:family="text">
      <style:text-properties fo:color="#0000c0" loext:opacity="100%" style:font-name="Monospace" fo:font-size="10pt" fo:background-color="#d4d4d4" loext:char-shading-value="0" style:font-size-asian="10pt"/>
    </style:style>
    <style:style style:name="T14" style:family="text">
      <style:text-properties fo:color="#0000c0" loext:opacity="100%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2a00ff" loext:opacity="100%" style:font-name="Monospace" fo:font-size="10pt" style:font-size-asian="10pt"/>
    </style:style>
    <style:style style:name="T16" style:family="text">
      <style:text-properties fo:color="#3f7f5f" loext:opacity="100%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PROGRAM2</text:span></text:p>
      <text:p text:style-name="P1"><text:span text:style-name="T1"/></text:p>
      <text:p text:style-name="P1"><text:span text:style-name="T1"/></text:p>
      <text:p text:style-name="P1"><text:span text:style-name="T1">// </text:span><text:span text:style-name="T2">create a package name shape and make 3 program file, write following program for triangle, square,circe</text:span></text:p>
      <text:p text:style-name="P1"><text:span text:style-name="T1"/></text:p>
      <text:p text:style-name="P1"><text:span text:style-name="T1">package</text:span><text:span text:style-name="T5"> shape;</text:span></text:p>
      <text:p text:style-name="P3"/>
      <text:p text:style-name="P1"><text:span text:style-name="T1">public</text:span><text:span text:style-name="T5"> </text:span><text:span text:style-name="T1">class</text:span><text:span text:style-name="T5"> triangle {</text:span></text:p>
      <text:p text:style-name="P1"><text:span text:style-name="T5"><text:tab/></text:span><text:span text:style-name="T1">protected</text:span><text:span text:style-name="T5"> </text:span><text:span text:style-name="T1">double</text:span><text:span text:style-name="T5"> </text:span><text:span text:style-name="T11">area</text:span><text:span text:style-name="T5">;</text:span></text:p>
      <text:p text:style-name="P1"><text:span text:style-name="T5"><text:tab/></text:span><text:span text:style-name="T1">protected</text:span><text:span text:style-name="T5"> </text:span><text:span text:style-name="T1">double</text:span><text:span text:style-name="T5"> </text:span><text:span text:style-name="T11">perimeter</text:span><text:span text:style-name="T5">;</text:span></text:p>
      <text:p text:style-name="P1"><text:span text:style-name="T5"><text:tab/></text:span><text:span text:style-name="T1">public</text:span><text:span text:style-name="T5"> </text:span><text:span text:style-name="T1">double</text:span><text:span text:style-name="T5"> </text:span><text:span text:style-name="T11">side1</text:span><text:span text:style-name="T5">;</text:span></text:p>
      <text:p text:style-name="P1"><text:span text:style-name="T5"><text:tab/></text:span><text:span text:style-name="T1">public</text:span><text:span text:style-name="T5"> </text:span><text:span text:style-name="T1">double</text:span><text:span text:style-name="T5"> </text:span><text:span text:style-name="T11">side2</text:span><text:span text:style-name="T5">;</text:span></text:p>
      <text:p text:style-name="P1"><text:span text:style-name="T5"><text:tab/></text:span><text:span text:style-name="T1">public</text:span><text:span text:style-name="T5"> </text:span><text:span text:style-name="T1">double</text:span><text:span text:style-name="T5"> </text:span><text:span text:style-name="T11">base</text:span><text:span text:style-name="T5">;</text:span></text:p>
      <text:p text:style-name="P1"><text:span text:style-name="T5"><text:tab/></text:span><text:span text:style-name="T1">protected</text:span><text:span text:style-name="T5"> </text:span><text:span text:style-name="T1">double</text:span><text:span text:style-name="T5"> </text:span><text:span text:style-name="T11">height</text:span><text:span text:style-name="T5">;</text:span></text:p>
      <text:p text:style-name="P1"><text:span text:style-name="T5"><text:tab/></text:span></text:p>
      <text:p text:style-name="P1"><text:span text:style-name="T5"><text:tab/></text:span><text:span text:style-name="T1">public</text:span><text:span text:style-name="T5"> triangle(</text:span><text:span text:style-name="T1">double</text:span><text:span text:style-name="T5"> </text:span><text:span text:style-name="T8">side1</text:span><text:span text:style-name="T5">,</text:span><text:span text:style-name="T1">double</text:span><text:span text:style-name="T5"> </text:span><text:span text:style-name="T8">side2</text:span><text:span text:style-name="T5">,</text:span><text:span text:style-name="T1">double</text:span><text:span text:style-name="T5"> </text:span><text:span text:style-name="T8">base</text:span><text:span text:style-name="T5">,</text:span><text:span text:style-name="T1">double</text:span><text:span text:style-name="T5"> </text:span><text:span text:style-name="T8">height</text:span><text:span text:style-name="T5">) {</text:span></text:p>
      <text:p text:style-name="P1"><text:span text:style-name="T5"><text:tab/><text:tab/></text:span><text:span text:style-name="T1">this</text:span><text:span text:style-name="T5">.</text:span><text:span text:style-name="T11">side1</text:span><text:span text:style-name="T5"> = </text:span><text:span text:style-name="T8">side1</text:span><text:span text:style-name="T5">;</text:span></text:p>
      <text:p text:style-name="P1"><text:span text:style-name="T5"><text:tab/><text:tab/></text:span><text:span text:style-name="T1">this</text:span><text:span text:style-name="T5">.</text:span><text:span text:style-name="T11">side2</text:span><text:span text:style-name="T5"> = </text:span><text:span text:style-name="T8">side2</text:span><text:span text:style-name="T5">;</text:span></text:p>
      <text:p text:style-name="P1"><text:span text:style-name="T5"><text:tab/><text:tab/></text:span><text:span text:style-name="T1">this</text:span><text:span text:style-name="T5">.</text:span><text:span text:style-name="T11">base</text:span><text:span text:style-name="T5"> = </text:span><text:span text:style-name="T8">base</text:span><text:span text:style-name="T5">;</text:span></text:p>
      <text:p text:style-name="P1"><text:span text:style-name="T5"><text:tab/><text:tab/></text:span><text:span text:style-name="T1">this</text:span><text:span text:style-name="T5">.</text:span><text:span text:style-name="T11">height</text:span><text:span text:style-name="T5"> = </text:span><text:span text:style-name="T8">height</text:span><text:span text:style-name="T5">;</text:span></text:p>
      <text:p text:style-name="P1"><text:span text:style-name="T5"><text:tab/>}</text:span></text:p>
      <text:p text:style-name="P1"><text:span text:style-name="T5"><text:tab/></text:span><text:span text:style-name="T1">public</text:span><text:span text:style-name="T5"> </text:span><text:span text:style-name="T1">double</text:span><text:span text:style-name="T5"> getArea() {</text:span></text:p>
      <text:p text:style-name="P1"><text:span text:style-name="T5"><text:tab/><text:tab/></text:span><text:span text:style-name="T1">this</text:span><text:span text:style-name="T5">.</text:span><text:span text:style-name="T11">area</text:span><text:span text:style-name="T5"> = (0.5f*</text:span><text:span text:style-name="T1">this</text:span><text:span text:style-name="T5">.</text:span><text:span text:style-name="T11">base</text:span><text:span text:style-name="T5">*</text:span><text:span text:style-name="T1">this</text:span><text:span text:style-name="T5">.</text:span><text:span text:style-name="T11">height</text:span><text:span text:style-name="T5">);</text:span></text:p>
      <text:p text:style-name="P1"><text:span text:style-name="T5"><text:tab/><text:tab/></text:span><text:span text:style-name="T1">return</text:span><text:span text:style-name="T5"> </text:span><text:span text:style-name="T11">area</text:span><text:span text:style-name="T5">;</text:span></text:p>
      <text:p text:style-name="P1"><text:span text:style-name="T5"><text:tab/>}</text:span></text:p>
      <text:p text:style-name="P1"><text:span text:style-name="T5"><text:tab/></text:span><text:span text:style-name="T1">public</text:span><text:span text:style-name="T5"> </text:span><text:span text:style-name="T1">double</text:span><text:span text:style-name="T5"> getPerimeter() {</text:span></text:p>
      <text:p text:style-name="P1"><text:span text:style-name="T5"><text:tab/><text:tab/></text:span><text:span text:style-name="T1">this</text:span><text:span text:style-name="T5">.</text:span><text:span text:style-name="T11">perimeter</text:span><text:span text:style-name="T5"> = (</text:span><text:span text:style-name="T1">this</text:span><text:span text:style-name="T5">.</text:span><text:span text:style-name="T11">side1</text:span><text:span text:style-name="T5">+</text:span><text:span text:style-name="T1">this</text:span><text:span text:style-name="T5">.</text:span><text:span text:style-name="T11">side2</text:span><text:span text:style-name="T5">+</text:span><text:span text:style-name="T1">this</text:span><text:span text:style-name="T5">.</text:span><text:span text:style-name="T11">base</text:span><text:span text:style-name="T5">);</text:span></text:p>
      <text:p text:style-name="P1"><text:span text:style-name="T5"><text:tab/><text:tab/></text:span><text:span text:style-name="T1">return</text:span><text:span text:style-name="T5"> </text:span><text:span text:style-name="T11">perimeter</text:span><text:span text:style-name="T5">;</text:span></text:p>
      <text:p text:style-name="P1"><text:span text:style-name="T5"><text:tab/>}</text:span></text:p>
      <text:p text:style-name="P3"/>
      <text:p text:style-name="P1"><text:span text:style-name="T5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package</text:span><text:span text:style-name="T5"> shape;</text:span></text:p>
      <text:p text:style-name="P3"/>
      <text:p text:style-name="P1"><text:span text:style-name="T1">public</text:span><text:span text:style-name="T5"> </text:span><text:span text:style-name="T1">class</text:span><text:span text:style-name="T5"> square {</text:span></text:p>
      <text:p text:style-name="P1"><text:span text:style-name="T5"><text:tab/></text:span><text:span text:style-name="T1">protected</text:span><text:span text:style-name="T5"> </text:span><text:span text:style-name="T1">double</text:span><text:span text:style-name="T5"> </text:span><text:span text:style-name="T11">area</text:span><text:span text:style-name="T5">;</text:span></text:p>
      <text:p text:style-name="P1"><text:span text:style-name="T5"><text:tab/></text:span><text:span text:style-name="T1">private</text:span><text:span text:style-name="T5"> </text:span><text:span text:style-name="T1">double</text:span><text:span text:style-name="T5"> </text:span><text:span text:style-name="T12">perimeter</text:span><text:span text:style-name="T5">;</text:span></text:p>
      <text:p text:style-name="P1"><text:span text:style-name="T5"><text:tab/></text:span><text:span text:style-name="T1">protected</text:span><text:span text:style-name="T5"> </text:span><text:span text:style-name="T1">double</text:span><text:span text:style-name="T5"> </text:span><text:span text:style-name="T11">side</text:span><text:span text:style-name="T5">;</text:span></text:p>
      <text:p text:style-name="P1"><text:span text:style-name="T5"><text:tab/></text:span></text:p>
      <text:p text:style-name="P1"><text:span text:style-name="T5"><text:tab/></text:span><text:span text:style-name="T1">public</text:span><text:span text:style-name="T5"> square(</text:span><text:span text:style-name="T1">double</text:span><text:span text:style-name="T5"> </text:span><text:span text:style-name="T8">side</text:span><text:span text:style-name="T5">) {</text:span></text:p>
      <text:p text:style-name="P1"><text:span text:style-name="T5"><text:tab/><text:tab/></text:span><text:span text:style-name="T1">this</text:span><text:span text:style-name="T5">.</text:span><text:span text:style-name="T11">side</text:span><text:span text:style-name="T5"> = </text:span><text:span text:style-name="T8">side</text:span><text:span text:style-name="T5">;</text:span></text:p>
      <text:p text:style-name="P1"><text:span text:style-name="T5"><text:tab/>}</text:span></text:p>
      <text:p text:style-name="P1"><text:span text:style-name="T5"><text:tab/></text:span><text:span text:style-name="T1">public</text:span><text:span text:style-name="T5"> </text:span><text:span text:style-name="T1">double</text:span><text:span text:style-name="T5"> getArea() {</text:span></text:p>
      <text:p text:style-name="P1"><text:span text:style-name="T5"><text:tab/><text:tab/></text:span><text:span text:style-name="T1">this</text:span><text:span text:style-name="T5">.</text:span><text:span text:style-name="T11">area</text:span><text:span text:style-name="T5"> = (</text:span><text:span text:style-name="T1">this</text:span><text:span text:style-name="T5">.</text:span><text:span text:style-name="T11">side</text:span><text:span text:style-name="T5">*</text:span><text:span text:style-name="T1">this</text:span><text:span text:style-name="T5">.</text:span><text:span text:style-name="T11">side</text:span><text:span text:style-name="T5">);</text:span></text:p>
      <text:p text:style-name="P1"><text:span text:style-name="T5"><text:tab/><text:tab/></text:span><text:span text:style-name="T1">return</text:span><text:span text:style-name="T5"> </text:span><text:span text:style-name="T11">area</text:span><text:span text:style-name="T5">;</text:span></text:p>
      <text:p text:style-name="P1"><text:span text:style-name="T5"><text:tab/>}</text:span></text:p>
      <text:p text:style-name="P1"><text:span text:style-name="T5"><text:tab/></text:span><text:span text:style-name="T1">public</text:span><text:span text:style-name="T5"> </text:span><text:span text:style-name="T1">double</text:span><text:span text:style-name="T5"> getPerimeter() {</text:span></text:p>
      <text:p text:style-name="P1"><text:span text:style-name="T5"><text:tab/><text:tab/></text:span><text:span text:style-name="T1">this</text:span><text:span text:style-name="T5">.</text:span><text:span text:style-name="T12">perimeter</text:span><text:span text:style-name="T5"> = (4*</text:span><text:span text:style-name="T1">this</text:span><text:span text:style-name="T5">.</text:span><text:span text:style-name="T11">side</text:span><text:span text:style-name="T5">);</text:span></text:p>
      <text:p text:style-name="P1"><text:span text:style-name="T5"><text:tab/><text:tab/></text:span><text:span text:style-name="T1">return</text:span><text:span text:style-name="T5"> </text:span><text:span text:style-name="T13">perimeter</text:span><text:span text:style-name="T5">;</text:span></text:p>
      <text:p text:style-name="P1"><text:span text:style-name="T5"><text:tab/>}</text:span></text:p>
      <text:p text:style-name="P3"/>
      <text:p text:style-name="P3"/>
      <text:p text:style-name="P1"><text:span text:style-name="T5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>package</text:span><text:span text:style-name="T5"> shape;</text:span></text:p>
      <text:p text:style-name="P3"/>
      <text:p text:style-name="P1"><text:span text:style-name="T1">public</text:span><text:span text:style-name="T5"> </text:span><text:span text:style-name="T1">class</text:span><text:span text:style-name="T5"> circle {</text:span></text:p>
      <text:p text:style-name="P1"><text:span text:style-name="T5"><text:tab/></text:span><text:span text:style-name="T1">protected</text:span><text:span text:style-name="T5"> </text:span><text:span text:style-name="T1">double</text:span><text:span text:style-name="T5"> </text:span><text:span text:style-name="T11">area</text:span><text:span text:style-name="T5">;</text:span></text:p>
      <text:p text:style-name="P1"><text:span text:style-name="T5"><text:tab/></text:span><text:span text:style-name="T1">double</text:span><text:span text:style-name="T5"> </text:span><text:span text:style-name="T11">circumference</text:span><text:span text:style-name="T5">;</text:span></text:p>
      <text:p text:style-name="P1"><text:span text:style-name="T5"><text:tab/></text:span><text:span text:style-name="T1">protected</text:span><text:span text:style-name="T5"> </text:span><text:span text:style-name="T1">double</text:span><text:span text:style-name="T5"> </text:span><text:span text:style-name="T12">radius</text:span><text:span text:style-name="T5">;</text:span></text:p>
      <text:p text:style-name="P1"><text:span text:style-name="T5"><text:tab/></text:span></text:p>
      <text:p text:style-name="P1"><text:span text:style-name="T5"><text:tab/></text:span><text:span text:style-name="T1">public</text:span><text:span text:style-name="T5"> circle(</text:span><text:span text:style-name="T1">double</text:span><text:span text:style-name="T5"> </text:span><text:span text:style-name="T8">radius</text:span><text:span text:style-name="T5">) {</text:span></text:p>
      <text:p text:style-name="P1"><text:span text:style-name="T5"><text:tab/><text:tab/></text:span><text:span text:style-name="T1">this</text:span><text:span text:style-name="T5">.</text:span><text:span text:style-name="T12">radius</text:span><text:span text:style-name="T5"> = </text:span><text:span text:style-name="T8">radius</text:span><text:span text:style-name="T5">;</text:span></text:p>
      <text:p text:style-name="P1"><text:span text:style-name="T5"><text:tab/>}</text:span></text:p>
      <text:p text:style-name="P1"><text:span text:style-name="T5"><text:tab/></text:span><text:span text:style-name="T1">public</text:span><text:span text:style-name="T5"> </text:span><text:span text:style-name="T1">double</text:span><text:span text:style-name="T5"> getArea() {</text:span></text:p>
      <text:p text:style-name="P1"><text:span text:style-name="T5"><text:tab/><text:tab/></text:span><text:span text:style-name="T1">this</text:span><text:span text:style-name="T5">.</text:span><text:span text:style-name="T11">area</text:span><text:span text:style-name="T5"> = (3.14f*</text:span><text:span text:style-name="T1">this</text:span><text:span text:style-name="T5">.</text:span><text:span text:style-name="T13">radius</text:span><text:span text:style-name="T5">*</text:span><text:span text:style-name="T1">this</text:span><text:span text:style-name="T5">.</text:span><text:span text:style-name="T13">radius</text:span><text:span text:style-name="T5">);</text:span></text:p>
      <text:p text:style-name="P1"><text:span text:style-name="T5"><text:tab/><text:tab/></text:span><text:span text:style-name="T1">return</text:span><text:span text:style-name="T5"> </text:span><text:span text:style-name="T11">area</text:span><text:span text:style-name="T5">;</text:span></text:p>
      <text:p text:style-name="P1"><text:span text:style-name="T5"><text:tab/>}</text:span></text:p>
      <text:p text:style-name="P1"><text:span text:style-name="T5"><text:tab/></text:span><text:span text:style-name="T1">public</text:span><text:span text:style-name="T5"> </text:span><text:span text:style-name="T1">double</text:span><text:span text:style-name="T5"> getcircumference() {</text:span></text:p>
      <text:p text:style-name="P1"><text:span text:style-name="T5"><text:tab/><text:tab/></text:span><text:span text:style-name="T1">this</text:span><text:span text:style-name="T5">.</text:span><text:span text:style-name="T11">circumference</text:span><text:span text:style-name="T5"> = (2*3.14f*</text:span><text:span text:style-name="T1">this</text:span><text:span text:style-name="T5">.</text:span><text:span text:style-name="T13">radius</text:span><text:span text:style-name="T5">);</text:span></text:p>
      <text:p text:style-name="P1"><text:span text:style-name="T5"><text:tab/><text:tab/></text:span><text:span text:style-name="T1">return</text:span><text:span text:style-name="T5"> </text:span><text:span text:style-name="T11">circumference</text:span><text:span text:style-name="T5">;</text:span></text:p>
      <text:p text:style-name="P1"><text:span text:style-name="T5"><text:tab/>}</text:span></text:p>
      <text:p text:style-name="P3"/>
      <text:p text:style-name="P3"/>
      <text:p text:style-name="P1"><text:span text:style-name="T5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//</text:span><text:span text:style-name="T3">make another program and </text:span><text:span text:style-name="T2">import those three program inside same package and show that protected variable can be accessed</text:span></text:p>
      <text:p text:style-name="P1"><text:span text:style-name="T2"/></text:p>
      <text:p text:style-name="P1"><text:span text:style-name="T1">package</text:span><text:span text:style-name="T5"> shape;</text:span></text:p>
      <text:p text:style-name="P1"><text:span text:style-name="T1">import</text:span><text:span text:style-name="T5"> </text:span><text:span text:style-name="T6">shape.circle</text:span><text:span text:style-name="T5">;</text:span></text:p>
      <text:p text:style-name="P1"><text:span text:style-name="T1">import</text:span><text:span text:style-name="T5"> </text:span><text:span text:style-name="T6">shape.square</text:span><text:span text:style-name="T5">;</text:span></text:p>
      <text:p text:style-name="P1"><text:span text:style-name="T1">import</text:span><text:span text:style-name="T5"> </text:span><text:span text:style-name="T6">shape.triangle</text:span><text:span text:style-name="T5">;</text:span></text:p>
      <text:p text:style-name="P1"><text:span text:style-name="T1">import</text:span><text:span text:style-name="T5"> java.util.Scanner;</text:span></text:p>
      <text:p text:style-name="P3"/>
      <text:p text:style-name="P1"><text:span text:style-name="T1">public</text:span><text:span text:style-name="T5"> </text:span><text:span text:style-name="T1">class</text:span><text:span text:style-name="T5"> program2 {</text:span></text:p>
      <text:p text:style-name="P3"/>
      <text:p text:style-name="P1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8">args</text:span><text:span text:style-name="T5">) {</text:span></text:p>
      <text:p text:style-name="P1"><text:span text:style-name="T5"><text:tab/><text:tab/>Scanner </text:span><text:span text:style-name="T9">sc</text:span><text:span text:style-name="T5"> = </text:span><text:span text:style-name="T1">new</text:span><text:span text:style-name="T5"> Scanner(</text:span><text:span text:style-name="T7">System</text:span><text:span text:style-name="T5">.</text:span><text:span text:style-name="T10">in</text:span><text:span text:style-name="T5">);</text:span></text:p>
      <text:p text:style-name="P1"><text:span text:style-name="T5"><text:tab/><text:tab/></text:span><text:span text:style-name="T7">System</text:span><text:span text:style-name="T5">.</text:span><text:span text:style-name="T10">out</text:span><text:span text:style-name="T5">.println(</text:span><text:span text:style-name="T15">"Enter side1,side2,base,height"</text:span><text:span text:style-name="T5">);</text:span></text:p>
      <text:p text:style-name="P1"><text:span text:style-name="T5"><text:tab/><text:tab/></text:span><text:span text:style-name="T1">double</text:span><text:span text:style-name="T5"> </text:span><text:span text:style-name="T8">side1</text:span><text:span text:style-name="T5"> = </text:span><text:span text:style-name="T8">sc</text:span><text:span text:style-name="T5">.nextDouble();</text:span></text:p>
      <text:p text:style-name="P1"><text:span text:style-name="T5"><text:tab/><text:tab/></text:span><text:span text:style-name="T1">double</text:span><text:span text:style-name="T5"> </text:span><text:span text:style-name="T8">side2</text:span><text:span text:style-name="T5"> = </text:span><text:span text:style-name="T8">sc</text:span><text:span text:style-name="T5">.nextDouble();</text:span></text:p>
      <text:p text:style-name="P1"><text:span text:style-name="T5"><text:tab/><text:tab/></text:span><text:span text:style-name="T1">double</text:span><text:span text:style-name="T5"> </text:span><text:span text:style-name="T8">base</text:span><text:span text:style-name="T5"> = </text:span><text:span text:style-name="T8">sc</text:span><text:span text:style-name="T5">.nextDouble();</text:span></text:p>
      <text:p text:style-name="P1"><text:span text:style-name="T5"><text:tab/><text:tab/></text:span><text:span text:style-name="T1">double</text:span><text:span text:style-name="T5"> </text:span><text:span text:style-name="T8">height</text:span><text:span text:style-name="T5"> = </text:span><text:span text:style-name="T8">sc</text:span><text:span text:style-name="T5">.nextDouble();</text:span></text:p>
      <text:p text:style-name="P1"><text:span text:style-name="T5"><text:tab/><text:tab/></text:span></text:p>
      <text:p text:style-name="P1"><text:span text:style-name="T5"><text:tab/><text:tab/></text:span><text:span text:style-name="T7">System</text:span><text:span text:style-name="T5">.</text:span><text:span text:style-name="T10">out</text:span><text:span text:style-name="T5">.println(</text:span><text:span text:style-name="T15">"Enter the side of square"</text:span><text:span text:style-name="T5">);</text:span></text:p>
      <text:p text:style-name="P1"><text:span text:style-name="T5"><text:tab/><text:tab/></text:span><text:span text:style-name="T1">double</text:span><text:span text:style-name="T5"> </text:span><text:span text:style-name="T8">side</text:span><text:span text:style-name="T5"> = </text:span><text:span text:style-name="T8">sc</text:span><text:span text:style-name="T5">.nextDouble();</text:span></text:p>
      <text:p text:style-name="P1"><text:span text:style-name="T5"><text:tab/><text:tab/></text:span></text:p>
      <text:p text:style-name="P1"><text:span text:style-name="T5"><text:tab/><text:tab/></text:span><text:span text:style-name="T7">System</text:span><text:span text:style-name="T5">.</text:span><text:span text:style-name="T10">out</text:span><text:span text:style-name="T5">.println(</text:span><text:span text:style-name="T15">"Enter the radius of circle"</text:span><text:span text:style-name="T5">);</text:span></text:p>
      <text:p text:style-name="P1"><text:span text:style-name="T5"><text:tab/><text:tab/></text:span><text:span text:style-name="T1">double</text:span><text:span text:style-name="T5"> </text:span><text:span text:style-name="T8">radius</text:span><text:span text:style-name="T5"> = </text:span><text:span text:style-name="T8">sc</text:span><text:span text:style-name="T5">.nextDouble();</text:span></text:p>
      <text:p text:style-name="P1"><text:span text:style-name="T5"><text:tab/><text:tab/></text:span></text:p>
      <text:p text:style-name="P1"><text:span text:style-name="T5"><text:tab/><text:tab/>triangle </text:span><text:span text:style-name="T8">obj1</text:span><text:span text:style-name="T5"> = </text:span><text:span text:style-name="T1">new</text:span><text:span text:style-name="T5"> triangle(</text:span><text:span text:style-name="T8">side1</text:span><text:span text:style-name="T5">,</text:span><text:span text:style-name="T8">side2</text:span><text:span text:style-name="T5">,</text:span><text:span text:style-name="T8">base</text:span><text:span text:style-name="T5">,</text:span><text:span text:style-name="T8">height</text:span><text:span text:style-name="T5">);</text:span></text:p>
      <text:p text:style-name="P1"><text:span text:style-name="T5"><text:tab/><text:tab/>square </text:span><text:span text:style-name="T8">obj2</text:span><text:span text:style-name="T5"> = </text:span><text:span text:style-name="T1">new</text:span><text:span text:style-name="T5"> square(</text:span><text:span text:style-name="T8">side</text:span><text:span text:style-name="T5">);</text:span></text:p>
      <text:p text:style-name="P1"><text:span text:style-name="T5"><text:tab/><text:tab/>circle </text:span><text:span text:style-name="T8">obj3</text:span><text:span text:style-name="T5"> = </text:span><text:span text:style-name="T1">new</text:span><text:span text:style-name="T5"> circle(</text:span><text:span text:style-name="T8">radius</text:span><text:span text:style-name="T5">);</text:span></text:p>
      <text:p text:style-name="P1"><text:span text:style-name="T5"><text:tab/><text:tab/></text:span></text:p>
      <text:p text:style-name="P1"><text:span text:style-name="T5"><text:tab/><text:tab/></text:span><text:span text:style-name="T7">System</text:span><text:span text:style-name="T5">.</text:span><text:span text:style-name="T10">out</text:span><text:span text:style-name="T5">.println(</text:span><text:span text:style-name="T15">"height of triangle is: "</text:span><text:span text:style-name="T5">+</text:span><text:span text:style-name="T8">obj1</text:span><text:span text:style-name="T5">.</text:span><text:span text:style-name="T11">height</text:span><text:span text:style-name="T5">);</text:span></text:p>
      <text:p text:style-name="P1"><text:span text:style-name="T5"><text:tab/><text:tab/></text:span><text:span text:style-name="T7">System</text:span><text:span text:style-name="T5">.</text:span><text:span text:style-name="T10">out</text:span><text:span text:style-name="T5">.println(</text:span><text:span text:style-name="T15">"side of square is: "</text:span><text:span text:style-name="T5">+</text:span><text:span text:style-name="T8">obj2</text:span><text:span text:style-name="T5">.</text:span><text:span text:style-name="T11">side</text:span><text:span text:style-name="T5">);</text:span></text:p>
      <text:p text:style-name="P1"><text:span text:style-name="T5"><text:tab/><text:tab/></text:span><text:span text:style-name="T7">System</text:span><text:span text:style-name="T5">.</text:span><text:span text:style-name="T10">out</text:span><text:span text:style-name="T5">.println(</text:span><text:span text:style-name="T15">"radius of circle is: "</text:span><text:span text:style-name="T5">+</text:span><text:span text:style-name="T8">obj3</text:span><text:span text:style-name="T5">.</text:span><text:span text:style-name="T11">radius</text:span><text:span text:style-name="T5">);</text:span></text:p>
      <text:p text:style-name="P1"><text:soft-page-break/><text:span text:style-name="T5"><text:tab/><text:tab/></text:span></text:p>
      <text:p text:style-name="P1"><text:span text:style-name="T5"><text:tab/><text:tab/></text:span><text:span text:style-name="T7">System</text:span><text:span text:style-name="T5">.</text:span><text:span text:style-name="T10">out</text:span><text:span text:style-name="T5">.println(</text:span><text:span text:style-name="T15">"Area of triangle is: "</text:span><text:span text:style-name="T5">+</text:span><text:span text:style-name="T8">obj1</text:span><text:span text:style-name="T5">.getArea());</text:span></text:p>
      <text:p text:style-name="P1"><text:span text:style-name="T5"><text:tab/><text:tab/></text:span><text:span text:style-name="T7">System</text:span><text:span text:style-name="T5">.</text:span><text:span text:style-name="T10">out</text:span><text:span text:style-name="T5">.println(</text:span><text:span text:style-name="T15">"Area of square is: "</text:span><text:span text:style-name="T5">+</text:span><text:span text:style-name="T8">obj2</text:span><text:span text:style-name="T5">.getArea());</text:span></text:p>
      <text:p text:style-name="P1"><text:span text:style-name="T5"><text:tab/><text:tab/></text:span><text:span text:style-name="T7">System</text:span><text:span text:style-name="T5">.</text:span><text:span text:style-name="T10">out</text:span><text:span text:style-name="T5">.println(</text:span><text:span text:style-name="T15">"Area of circle is: "</text:span><text:span text:style-name="T5">+</text:span><text:span text:style-name="T8">obj3</text:span><text:span text:style-name="T5">.getArea());</text:span></text:p>
      <text:p text:style-name="P1"><text:span text:style-name="T5"><text:tab/><text:tab/></text:span></text:p>
      <text:p text:style-name="P1"><text:span text:style-name="T5"><text:tab/><text:tab/></text:span><text:span text:style-name="T7">System</text:span><text:span text:style-name="T5">.</text:span><text:span text:style-name="T10">out</text:span><text:span text:style-name="T5">.println(</text:span><text:span text:style-name="T15">""</text:span><text:span text:style-name="T5">);</text:span></text:p>
      <text:p text:style-name="P1"><text:span text:style-name="T5"><text:tab/><text:tab/></text:span></text:p>
      <text:p text:style-name="P1"><text:span text:style-name="T5"><text:tab/><text:tab/></text:span><text:span text:style-name="T7">System</text:span><text:span text:style-name="T5">.</text:span><text:span text:style-name="T10">out</text:span><text:span text:style-name="T5">.println(</text:span><text:span text:style-name="T15">"perimeter of triangle is: "</text:span><text:span text:style-name="T5">+</text:span><text:span text:style-name="T8">obj1</text:span><text:span text:style-name="T5">.getPerimeter());</text:span></text:p>
      <text:p text:style-name="P1"><text:span text:style-name="T5"><text:tab/><text:tab/></text:span><text:span text:style-name="T7">System</text:span><text:span text:style-name="T5">.</text:span><text:span text:style-name="T10">out</text:span><text:span text:style-name="T5">.println(</text:span><text:span text:style-name="T15">"perimeter of square is: "</text:span><text:span text:style-name="T5">+</text:span><text:span text:style-name="T8">obj2</text:span><text:span text:style-name="T5">.getPerimeter());</text:span></text:p>
      <text:p text:style-name="P1"><text:span text:style-name="T5"><text:tab/><text:tab/></text:span><text:span text:style-name="T7">System</text:span><text:span text:style-name="T5">.</text:span><text:span text:style-name="T10">out</text:span><text:span text:style-name="T5">.println(</text:span><text:span text:style-name="T15">"perimeter of circle is: "</text:span><text:span text:style-name="T5">+</text:span><text:span text:style-name="T8">obj3</text:span><text:span text:style-name="T5">.getcircumference());</text:span></text:p>
      <text:p text:style-name="P3"/>
      <text:p text:style-name="P1"><text:span text:style-name="T5"><text:tab/>}</text:span></text:p>
      <text:p text:style-name="P3"/>
      <text:p text:style-name="P1"><text:span text:style-name="T5">}</text:span></text:p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/></text:p>
      <text:p text:style-name="P2"><text:span text:style-name="T1">//</text:span><text:span text:style-name="T2">import those three program inside different package named ashish and show that protected variable can be accessed</text:span></text:p>
      <text:p text:style-name="P2"><text:span text:style-name="T2"/></text:p>
      <text:p text:style-name="P1"><text:span text:style-name="T1">package</text:span><text:span text:style-name="T5"> ashish;</text:span></text:p>
      <text:p text:style-name="P3"/>
      <text:p text:style-name="P1"><text:span text:style-name="T1">import</text:span><text:span text:style-name="T5"> java.util.Scanner;</text:span></text:p>
      <text:p text:style-name="P3"/>
      <text:p text:style-name="P1"><text:span text:style-name="T1">import</text:span><text:span text:style-name="T5"> shape.circle;</text:span></text:p>
      <text:p text:style-name="P1"><text:span text:style-name="T1">import</text:span><text:span text:style-name="T5"> shape.square;</text:span></text:p>
      <text:p text:style-name="P1"><text:span text:style-name="T1">import</text:span><text:span text:style-name="T5"> shape.triangle;</text:span></text:p>
      <text:p text:style-name="P3"/>
      <text:p text:style-name="P1"><text:span text:style-name="T1">public</text:span><text:span text:style-name="T5"> </text:span><text:span text:style-name="T1">class</text:span><text:span text:style-name="T5"> Program {</text:span></text:p>
      <text:p text:style-name="P1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8">args</text:span><text:span text:style-name="T5">) {</text:span></text:p>
      <text:p text:style-name="P1"><text:span text:style-name="T5"><text:tab/><text:tab/>Scanner </text:span><text:span text:style-name="T8">sc</text:span><text:span text:style-name="T5"> = </text:span><text:span text:style-name="T1">new</text:span><text:span text:style-name="T5"> Scanner(System.</text:span><text:span text:style-name="T10">in</text:span><text:span text:style-name="T5">);</text:span></text:p>
      <text:p text:style-name="P1"><text:span text:style-name="T5"><text:tab/><text:tab/>System.</text:span><text:span text:style-name="T10">out</text:span><text:span text:style-name="T5">.println(</text:span><text:span text:style-name="T15">"Enter side1,side2,base,height"</text:span><text:span text:style-name="T5">);</text:span></text:p>
      <text:p text:style-name="P1"><text:span text:style-name="T5"><text:tab/><text:tab/></text:span><text:span text:style-name="T1">double</text:span><text:span text:style-name="T5"> </text:span><text:span text:style-name="T8">side1</text:span><text:span text:style-name="T5"> = </text:span><text:span text:style-name="T8">sc</text:span><text:span text:style-name="T5">.nextDouble();</text:span></text:p>
      <text:p text:style-name="P1"><text:span text:style-name="T5"><text:tab/><text:tab/></text:span><text:span text:style-name="T1">double</text:span><text:span text:style-name="T5"> </text:span><text:span text:style-name="T8">side2</text:span><text:span text:style-name="T5"> = </text:span><text:span text:style-name="T8">sc</text:span><text:span text:style-name="T5">.nextDouble();</text:span></text:p>
      <text:p text:style-name="P1"><text:span text:style-name="T5"><text:tab/><text:tab/></text:span><text:span text:style-name="T1">double</text:span><text:span text:style-name="T5"> </text:span><text:span text:style-name="T8">base</text:span><text:span text:style-name="T5"> = </text:span><text:span text:style-name="T8">sc</text:span><text:span text:style-name="T5">.nextDouble();</text:span></text:p>
      <text:p text:style-name="P1"><text:span text:style-name="T5"><text:tab/><text:tab/></text:span><text:span text:style-name="T1">double</text:span><text:span text:style-name="T5"> </text:span><text:span text:style-name="T8">height</text:span><text:span text:style-name="T5"> = </text:span><text:span text:style-name="T8">sc</text:span><text:span text:style-name="T5">.nextDouble();</text:span></text:p>
      <text:p text:style-name="P1"><text:span text:style-name="T5"><text:tab/><text:tab/></text:span></text:p>
      <text:p text:style-name="P1"><text:span text:style-name="T5"><text:tab/><text:tab/>System.</text:span><text:span text:style-name="T10">out</text:span><text:span text:style-name="T5">.println(</text:span><text:span text:style-name="T15">"Enter the side of square"</text:span><text:span text:style-name="T5">);</text:span></text:p>
      <text:p text:style-name="P1"><text:span text:style-name="T5"><text:tab/><text:tab/></text:span><text:span text:style-name="T1">double</text:span><text:span text:style-name="T5"> </text:span><text:span text:style-name="T8">side</text:span><text:span text:style-name="T5"> = </text:span><text:span text:style-name="T8">sc</text:span><text:span text:style-name="T5">.nextDouble();</text:span></text:p>
      <text:p text:style-name="P1"><text:span text:style-name="T5"><text:tab/><text:tab/></text:span></text:p>
      <text:p text:style-name="P1"><text:span text:style-name="T5"><text:tab/><text:tab/>System.</text:span><text:span text:style-name="T10">out</text:span><text:span text:style-name="T5">.println(</text:span><text:span text:style-name="T15">"Enter the radius of circle"</text:span><text:span text:style-name="T5">);</text:span></text:p>
      <text:p text:style-name="P1"><text:span text:style-name="T5"><text:tab/><text:tab/></text:span><text:span text:style-name="T1">double</text:span><text:span text:style-name="T5"> </text:span><text:span text:style-name="T8">radius</text:span><text:span text:style-name="T5"> = </text:span><text:span text:style-name="T8">sc</text:span><text:span text:style-name="T5">.nextDouble();</text:span></text:p>
      <text:p text:style-name="P1"><text:span text:style-name="T5"><text:tab/><text:tab/></text:span></text:p>
      <text:p text:style-name="P1"><text:span text:style-name="T5"><text:tab/><text:tab/>triangle </text:span><text:span text:style-name="T8">obj1</text:span><text:span text:style-name="T5"> = </text:span><text:span text:style-name="T1">new</text:span><text:span text:style-name="T5"> triangle(</text:span><text:span text:style-name="T8">side1</text:span><text:span text:style-name="T5">,</text:span><text:span text:style-name="T8">side2</text:span><text:span text:style-name="T5">,</text:span><text:span text:style-name="T8">base</text:span><text:span text:style-name="T5">,</text:span><text:span text:style-name="T8">height</text:span><text:span text:style-name="T5">);</text:span></text:p>
      <text:p text:style-name="P1"><text:span text:style-name="T5"><text:tab/><text:tab/>square </text:span><text:span text:style-name="T8">obj2</text:span><text:span text:style-name="T5"> = </text:span><text:span text:style-name="T1">new</text:span><text:span text:style-name="T5"> square(</text:span><text:span text:style-name="T8">side</text:span><text:span text:style-name="T5">);</text:span></text:p>
      <text:p text:style-name="P1"><text:span text:style-name="T5"><text:tab/><text:tab/>circle </text:span><text:span text:style-name="T8">obj3</text:span><text:span text:style-name="T5"> = </text:span><text:span text:style-name="T1">new</text:span><text:span text:style-name="T5"> circle(</text:span><text:span text:style-name="T8">radius</text:span><text:span text:style-name="T5">);</text:span></text:p>
      <text:p text:style-name="P1"><text:span text:style-name="T5"><text:tab/><text:tab/></text:span></text:p>
      <text:p text:style-name="P1"><text:span text:style-name="T5"><text:tab/><text:tab/></text:span><text:span text:style-name="T16">//since this is different package, protected variable will not be accessible</text:span></text:p>
      <text:p text:style-name="P1"><text:span text:style-name="T5"><text:tab/><text:tab/>System.</text:span><text:span text:style-name="T10">out</text:span><text:span text:style-name="T5">.println(</text:span><text:span text:style-name="T15">"height of triangle is: "</text:span><text:span text:style-name="T5">+</text:span><text:span text:style-name="T8">obj1</text:span><text:span text:style-name="T5">.</text:span><text:span text:style-name="T14">height</text:span><text:span text:style-name="T5">);</text:span></text:p>
      <text:p text:style-name="P1"><text:span text:style-name="T5"><text:tab/><text:tab/>System.</text:span><text:span text:style-name="T10">out</text:span><text:span text:style-name="T5">.println(</text:span><text:span text:style-name="T15">"side of square is: "</text:span><text:span text:style-name="T5">+</text:span><text:span text:style-name="T8">obj2</text:span><text:span text:style-name="T5">.</text:span><text:span text:style-name="T14">side</text:span><text:span text:style-name="T5">);</text:span></text:p>
      <text:p text:style-name="P1"><text:span text:style-name="T5"><text:tab/><text:tab/>System.</text:span><text:span text:style-name="T10">out</text:span><text:span text:style-name="T5">.println(</text:span><text:span text:style-name="T15">"radius of circle is: "</text:span><text:span text:style-name="T5">+</text:span><text:span text:style-name="T8">obj3</text:span><text:span text:style-name="T5">.</text:span><text:span text:style-name="T14">radius</text:span><text:span text:style-name="T5">);</text:span></text:p>
      <text:p text:style-name="P1"><text:span text:style-name="T5"><text:tab/><text:tab/></text:span></text:p>
      <text:p text:style-name="P1"><text:span text:style-name="T5"><text:tab/><text:tab/>System.</text:span><text:span text:style-name="T10">out</text:span><text:span text:style-name="T5">.println(</text:span><text:span text:style-name="T15">""</text:span><text:span text:style-name="T5">);</text:span></text:p>
      <text:p text:style-name="P1"><text:span text:style-name="T5"><text:tab/><text:tab/></text:span></text:p>
      <text:p text:style-name="P1"><text:soft-page-break/><text:span text:style-name="T5"><text:tab/><text:tab/>System.</text:span><text:span text:style-name="T10">out</text:span><text:span text:style-name="T5">.println(</text:span><text:span text:style-name="T15">"perimeter of triangle is: "</text:span><text:span text:style-name="T5">+</text:span><text:span text:style-name="T8">obj1</text:span><text:span text:style-name="T5">.getPerimeter());</text:span></text:p>
      <text:p text:style-name="P1"><text:span text:style-name="T5"><text:tab/><text:tab/>System.</text:span><text:span text:style-name="T10">out</text:span><text:span text:style-name="T5">.println(</text:span><text:span text:style-name="T15">"perimeter of square is: "</text:span><text:span text:style-name="T5">+</text:span><text:span text:style-name="T8">obj2</text:span><text:span text:style-name="T5">.getPerimeter());</text:span></text:p>
      <text:p text:style-name="P1"><text:span text:style-name="T5"><text:tab/><text:tab/>System.</text:span><text:span text:style-name="T10">out</text:span><text:span text:style-name="T5">.println(</text:span><text:span text:style-name="T15">"perimeter of circle is: "</text:span><text:span text:style-name="T5">+</text:span><text:span text:style-name="T8">obj3</text:span><text:span text:style-name="T5">.getcircumference());</text:span></text:p>
      <text:p text:style-name="P3"/>
      <text:p text:style-name="P1"><text:span text:style-name="T5"><text:tab/>}</text:span></text:p>
      <text:p text:style-name="P3"/>
      <text:p text:style-name="P1"><text:span text:style-name="T5"><text:tab/></text:span></text:p>
      <text:p text:style-name="P1"><text:span text:style-name="T5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03:33:48.912107373</meta:creation-date>
    <dc:date>2023-07-20T03:44:51.729686576</dc:date>
    <meta:editing-duration>PT11M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40" meta:word-count="450" meta:character-count="4021" meta:non-whitespace-character-count="3506"/>
  </office:meta>
</office:document-meta>
</file>